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size="11pt" style:font-size-asian="11pt" style:font-size-complex="11pt"/>
    </style:style>
    <style:style style:name="P3" style:family="paragraph" style:parent-style-name="Standard">
      <style:text-properties style:font-name="Liberation Mono" fo:font-size="10pt" style:font-size-asian="10pt" style:font-size-complex="10pt"/>
    </style:style>
    <style:style style:name="P4" style:family="paragraph" style:parent-style-name="Standard">
      <style:text-properties style:font-name="Liberation Mono" fo:font-size="9pt" style:font-size-asian="9pt" style:font-size-complex="9pt"/>
    </style:style>
    <style:style style:name="P5" style:family="paragraph" style:parent-style-name="Standard">
      <style:text-properties style:font-name="Liberation Mono" fo:font-size="8pt" style:font-size-asian="8pt" style:font-size-complex="8pt"/>
    </style:style>
    <style:style style:name="P6" style:family="paragraph" style:parent-style-name="Standard">
      <style:text-properties style:font-name="Liberation Mono" fo:font-size="7pt" style:font-size-asian="7pt" style:font-size-complex="7pt"/>
    </style:style>
    <style:style style:name="P7" style:family="paragraph" style:parent-style-name="Standard">
      <style:text-properties style:font-name="Liberation Mono" fo:font-size="6pt" style:font-size-asian="6pt" style:font-size-complex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space 12 <text:s/>1234567890ABCDEFGHIJLKMNOP</text:p>
      <text:p text:style-name="P2">Monospace 11 <text:s/>1234567890ABCDEFGHIJLKMNOP </text:p>
      <text:p text:style-name="P3">Monospace 10 <text:s/>1234567890ABCDEFGHIJLKMNOP </text:p>
      <text:p text:style-name="P4">Monospace 9 <text:s text:c="2"/>1234567890ABCDEFGHIJLKMNOP </text:p>
      <text:p text:style-name="P5">Monospace 8 <text:s text:c="2"/>1234567890ABCDEFGHIJLKMNOP</text:p>
      <text:p text:style-name="P6">Monospace 7 <text:s text:c="2"/>1234567890ABCDEFGHIJLKMNOP </text:p>
      <text:p text:style-name="P7">Monospace 6 <text:s text:c="2"/>1234567890ABCDEFGHIJLKMNO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developer</meta:initial-creator>
    <meta:creation-date>2012-10-14T14:28:39</meta:creation-date>
    <dc:date>2012-10-14T14:36:25</dc:date>
    <dc:creator>Mark developer</dc:creator>
    <meta:editing-duration>PT7M47S</meta:editing-duration>
    <meta:editing-cycles>1</meta:editing-cycles>
    <meta:generator>LibreOffice/3.3$Linux LibreOffice_project/330m19$Build-301</meta:generator>
    <meta:document-statistic meta:table-count="0" meta:image-count="0" meta:object-count="0" meta:page-count="1" meta:paragraph-count="7" meta:word-count="21" meta:character-count="284"/>
  </office:meta>
</office:document-meta>
</file>